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eb01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0beb01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nezilla</text:p>
      <text:p text:style-name="P1"/>
      <text:p text:style-name="P1"><text:s/>A partires dunha máquina virtual Debian 11 realiza o seguinte: </text:p>
      <text:p text:style-name="P1"/>
      <text:p text:style-name="P1">• Engade un disco SATA do mesmo tamaño. Saca unha captura.</text:p>
      <text:p text:style-name="P1"/>
      <text:p text:style-name="P1"/>
      <text:p text:style-name="P1"><text:s/>• Utiliza Clonezilla para facer o clonado do disco principal no recén engadido. Saca algunha captura do proceso. </text:p>
      <text:p text:style-name="P1"/>
      <text:p text:style-name="P1"/>
      <text:p text:style-name="P1">• Saca unha captura de Discos en Debian 11 onde se vexan as particións de cada un dos discos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2T11:50:21.685000000</meta:creation-date>
    <dc:date>2024-01-12T11:51:18.855000000</dc:date>
    <meta:editing-duration>PT57S</meta:editing-duration>
    <meta:editing-cycles>1</meta:editing-cycles>
    <meta:document-statistic meta:table-count="0" meta:image-count="0" meta:object-count="0" meta:page-count="1" meta:paragraph-count="5" meta:word-count="59" meta:character-count="340" meta:non-whitespace-character-count="281"/>
    <meta:generator>LibreOffice/7.3.4.2$Windows_X86_64 LibreOffice_project/728fec16bd5f605073805c3c9e7c4212a0120dc5</meta:generator>
  </office:meta>
</office:document-meta>
</file>